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ba51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ba511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ba511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ba511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ba51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ba51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ba51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ba51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ba51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ba511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ba511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ba51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ba51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ba511" style:font-weight-asian="bold" style:font-weight-complex="bold"/>
    </style:style>
    <style:style style:name="P19" style:family="paragraph" style:parent-style-name="Standard">
      <style:text-properties officeooo:paragraph-rsid="002bce7d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a103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a103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8pt" officeooo:paragraph-rsid="004ba511" style:font-size-asian="7pt" style:font-size-complex="8pt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a1035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e7810" officeooo:paragraph-rsid="004a1035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f3f2c" officeooo:paragraph-rsid="004a1035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300ce65" officeooo:paragraph-rsid="004a1035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3026500"/>
    </style:style>
    <style:style style:name="T4" style:family="text">
      <style:text-properties officeooo:rsid="02fb0e71"/>
    </style:style>
    <style:style style:name="T5" style:family="text">
      <style:text-properties officeooo:rsid="02fff6ee"/>
    </style:style>
    <style:style style:name="T6" style:family="text">
      <style:text-properties officeooo:rsid="0307d3cf"/>
    </style:style>
    <style:style style:name="T7" style:family="text">
      <style:text-properties officeooo:rsid="004d68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2">Se desea <text:span text:style-name="T4">informatizar la gestión de</text:span><text:span text:style-name="T7">l</text:span><text:span text:style-name="T4"> Centro de Enseñanza </text:span><text:span text:style-name="T7">aprobadosTEIS </text:span><text:span text:style-name="T4">para el control del Alumnado, Profesorado, Módulos, Ciclos Formativos y Aulas en el Centro.</text:span></text:p>
            <text:p text:style-name="P21">Los datos a tener en cuenta son los siguientes:</text:p>
            <text:list text:style-name="L1">
              <text:list-item>
                <text:p text:style-name="P24">Del Profesorado y Alumnado interesará guardar información sobre NIF, nombre, apellidos, dirección, población, código postal, fecha de nacimiento y teléfono.</text:p>
              </text:list-item>
              <text:list-item>
                <text:p text:style-name="P24">Del cada Ciclo Formativo interesa guardar código y nombre.</text:p>
              </text:list-item>
              <text:list-item>
                <text:p text:style-name="P25">De cada Módulo interesa guardar código, nombre y horas de impartición por semana.</text:p>
              </text:list-item>
              <text:list-item>
                <text:p text:style-name="P26">De cada Aula interesa guardar código, piso del centro en el que está y número de pupitres disponibles.</text:p>
              </text:list-item>
              <text:list-item>
                <text:p text:style-name="P26">El Alumnado se puede matricular de los módulos que desee <text:span text:style-name="T5">e interesa guardar nota e incidencias.</text:span></text:p>
              </text:list-item>
              <text:list-item>
                <text:p text:style-name="P27">Cada <text:span text:style-name="T6">Módulo</text:span> se puede dar en diferentes Aulas, por lo que interesa saber hora, día y mes que se ocupa.</text:p>
              </text:list-item>
              <text:list-item>
                <text:p text:style-name="P27">Cada <text:span text:style-name="T6">Módulo</text:span> pertenece a un único Ciclo Formativo y sólo se imparte por un <text:span text:style-name="T3">único Profesor</text:span>.</text:p>
              </text:list-item>
              <text:list-item>
                <text:p text:style-name="P27">Cada <text:span text:style-name="T3">Ciclo Formativo tiene un único Tutor.</text:span></text:p>
              </text:list-item>
            </text:list>
            <text:p text:style-name="P20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9"/>
      <text:p text:style-name="P19"/>
      <text:p text:style-name="P19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7">Entidad</text:p>
          </table:table-cell>
          <table:table-cell table:style-name="Tabla2.A1" office:value-type="string">
            <text:p text:style-name="P17">Clave primaria</text:p>
          </table:table-cell>
          <table:table-cell table:style-name="Tabla2.A1" office:value-type="string">
            <text:p text:style-name="P17">Clave Secundaria</text:p>
          </table:table-cell>
          <table:table-cell table:style-name="Tabla2.A1" office:value-type="string">
            <text:p text:style-name="P18">Clave foránea</text:p>
          </table:table-cell>
          <table:table-cell table:style-name="Tabla2.A1" office:value-type="string">
            <text:p text:style-name="P17">Atributos NO primos</text:p>
          </table:table-cell>
          <table:table-cell table:style-name="Tabla2.F1" office:value-type="string">
            <text:p text:style-name="P17">Atributos multivaluados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B2" office:value-type="string">
            <text:p text:style-name="P8"/>
          </table:table-cell>
          <table:table-cell table:style-name="Tabla2.C2" office:value-type="string">
            <text:p text:style-name="P9"/>
          </table:table-cell>
          <table:table-cell table:style-name="Tabla2.D2" office:value-type="string">
            <text:p text:style-name="P10"/>
          </table:table-cell>
          <table:table-cell table:style-name="Tabla2.E2" office:value-type="string">
            <text:p text:style-name="P11"/>
          </table:table-cell>
          <table:table-cell table:style-name="Tabla2.F2" office:value-type="string">
            <text:p text:style-name="P10"/>
          </table:table-cell>
        </table:table-row>
        <table:table-row>
          <table:table-cell table:style-name="Tabla2.A3" office:value-type="string">
            <text:p text:style-name="P8"/>
          </table:table-cell>
          <table:table-cell table:style-name="Tabla2.B3" office:value-type="string">
            <text:p text:style-name="P8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13"/>
          </table:table-cell>
          <table:table-cell table:style-name="Tabla2.E3" office:value-type="string">
            <text:p text:style-name="P11"/>
          </table:table-cell>
          <table:table-cell table:style-name="Tabla2.F3" office:value-type="string">
            <text:p text:style-name="P9"/>
          </table:table-cell>
        </table:table-row>
        <table:table-row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8"/>
          </table:table-cell>
          <table:table-cell table:style-name="Tabla2.C4" office:value-type="string">
            <text:p text:style-name="P14"/>
          </table:table-cell>
          <table:table-cell table:style-name="Tabla2.D4" office:value-type="string">
            <text:p text:style-name="P15"/>
          </table:table-cell>
          <table:table-cell table:style-name="Tabla2.E4" office:value-type="string">
            <text:p text:style-name="P11"/>
          </table:table-cell>
          <table:table-cell table:style-name="Tabla2.F4" office:value-type="string">
            <text:p text:style-name="P14"/>
          </table:table-cell>
        </table:table-row>
      </table:table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3" office:value-type="string">
            <text:p text:style-name="P13"/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6"/>
          </table:table-cell>
          <table:table-cell table:style-name="Tabla3.F3" office:value-type="string">
            <text:p text:style-name="P7"/>
          </table:table-cell>
          <table:table-cell table:style-name="Tabla3.G3" office:value-type="string">
            <text:p text:style-name="P7"/>
          </table:table-cell>
          <table:table-cell table:style-name="Tabla3.H3" office:value-type="string">
            <text:p text:style-name="P7"/>
          </table:table-cell>
          <table:table-cell table:style-name="Tabla3.I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3" office:value-type="string">
            <text:p text:style-name="P13"/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6"/>
          </table:table-cell>
          <table:table-cell table:style-name="Tabla3.F3" office:value-type="string">
            <text:p text:style-name="P7"/>
          </table:table-cell>
          <table:table-cell table:style-name="Tabla3.G3" office:value-type="string">
            <text:p text:style-name="P7"/>
          </table:table-cell>
          <table:table-cell table:style-name="Tabla3.H3" office:value-type="string">
            <text:p text:style-name="P7"/>
          </table:table-cell>
          <table:table-cell table:style-name="Tabla3.I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3" office:value-type="string">
            <text:p text:style-name="P13"/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6"/>
          </table:table-cell>
          <table:table-cell table:style-name="Tabla3.F3" office:value-type="string">
            <text:p text:style-name="P7"/>
          </table:table-cell>
          <table:table-cell table:style-name="Tabla3.G3" office:value-type="string">
            <text:p text:style-name="P7"/>
          </table:table-cell>
          <table:table-cell table:style-name="Tabla3.H3" office:value-type="string">
            <text:p text:style-name="P7"/>
          </table:table-cell>
          <table:table-cell table:style-name="Tabla3.I3" office:value-type="string">
            <text:p text:style-name="P7"/>
          </table:table-cell>
        </table:table-row>
      </table:table>
      <text:p text:style-name="P23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09-25T11:32:59.590000000</dc:date>
    <meta:editing-duration>PT2H32M55S</meta:editing-duration>
    <meta:editing-cycles>53</meta:editing-cycles>
    <meta:generator>LibreOffice/7.5.5.2$Windows_X86_64 LibreOffice_project/ca8fe7424262805f223b9a2334bc7181abbcbf5e</meta:generator>
    <meta:document-statistic meta:table-count="4" meta:image-count="0" meta:object-count="0" meta:page-count="2" meta:paragraph-count="29" meta:word-count="192" meta:character-count="1191" meta:non-whitespace-character-count="1036"/>
  </office:meta>
</office:document-meta>
</file>